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mbo" svg:font-family="Bembo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</office:automatic-styles>
  <office:body>
    <office:text text:use-soft-page-breaks="true">
      <text:h text:style-name="P1" text:outline-level="1">De la démocratie conceptuelle, à la démocratie empirique : un critère de mesure</text:h>
      <text:h text:style-name="Titre2" text:outline-level="2">Introduction</text:h>
      <text:p text:style-name="P2">Tel ou tel pays est-il démocratique ou dictatorial ?</text:p>
      <text:p text:style-name="P3">Il est facile d’affirmer que l’on vit dans une démocratie, car c’est ce que l’on entend<text:s/>partout, tout du moins à l’école, et dans certains journaux.</text:p>
      <text:p text:style-name="P4">Il est également régulier d’entendre que tels ou tels pays<text:s/>seraient<text:s/>des dictatures, sous-entendu pas des démocraties.</text:p>
      <text:p text:style-name="P5">On peut critiquer cette vision manichéenne du problème, en effet il m’apparait<text:s/>que la vérité est plus complexe, et nécessite donc de poser la problématique, à savoir comment peut-on qualifier un groupe ou société de démocratique, sur la base de quels critères ?</text:p>
      <text:p text:style-name="P6">Cette question mérite d’être posé, car il apparait que si une chose “est”, il faut<text:s/>déterminer<text:s/>le critère du “est”, pour ensuite déterminer si la chose “est”.</text:p>
      <text:p text:style-name="P7">On doit pour tenter d’appréhender cette problématique, répondre aux questions suivantes :</text:p>
      <text:list text:style-name="LFO1" text:continue-numbering="true">
        <text:list-item>
          <text:p text:style-name="P8">Qu’est-ce que la démocratie ?</text:p>
        </text:list-item>
        <text:list-item>
          <text:p text:style-name="P9">Quels sont les conditions que doit respecter la potentiel “démocratie” pour être qualifié de<text:s/>tel ?</text:p>
        </text:list-item>
        <text:list-item>
          <text:p text:style-name="P10">Pouvons-nous mesurer ces conditions ?</text:p>
        </text:list-item>
        <text:list-item>
          <text:p text:style-name="P11">Qu’observe-t-on empiriquement 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mbo" svg:font-family="Bembo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Bembo" style:font-name-asian="Times New Roman" fo:font-size="20pt" style:font-size-asian="20pt" style:font-size-complex="13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Titre2Car" style:display-name="Titre 2 Car" style:family="text" style:parent-style-name="Policepardéfaut">
      <style:text-properties style:font-name="Bembo" style:font-name-asian="Times New Roman" style:font-name-complex="Times New Roman" fo:font-size="20pt" style:font-size-asian="20pt" style:font-size-complex="13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llentz Quentin</meta:initial-creator>
    <dc:creator>Gollentz Quentin</dc:creator>
    <meta:creation-date>2022-06-25T17:00:00Z</meta:creation-date>
    <dc:date>2022-07-03T19:02:00Z</dc:date>
    <meta:template xlink:href="Normal" xlink:type="simple"/>
    <meta:editing-cycles>2</meta:editing-cycles>
    <meta:editing-duration>PT60S</meta:editing-duration>
    <meta:document-statistic meta:page-count="1" meta:paragraph-count="2" meta:word-count="172" meta:character-count="1121" meta:row-count="7" meta:non-whitespace-character-count="951"/>
  </office:meta>
</office:document-meta>
</file>